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0FE68985E2.png" manifest:media-type="image/png"/>
  <manifest:file-entry manifest:full-path="Pictures/1000020100000064000000647B65EA75.png" manifest:media-type="image/png"/>
  <manifest:file-entry manifest:full-path="Pictures/10000201000000AA000000419AFAB7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5.981cm" fo:margin-left="0cm" table:align="left"/>
    </style:style>
    <style:style style:name="Tabelle3.A" style:family="table-column">
      <style:table-column-properties style:column-width="7.99cm"/>
    </style:style>
    <style:style style:name="Tabelle3.A1" style:family="table-cell">
      <style:table-cell-properties fo:padding-left="0.191cm" fo:padding-right="0.191cm" fo:padding-top="0cm" fo:padding-bottom="0cm" fo:border="0.5pt solid #000000" style:writing-mode="lr-tb"/>
    </style:style>
    <style:style style:name="Tabelle3.A5" style:family="table-cell">
      <style:table-cell-properties style:vertical-align="middle" fo:padding-left="0.191cm" fo:padding-right="0.191cm" fo:padding-top="0cm" fo:padding-bottom="0cm" fo:border="0.5pt solid #000000" style:writing-mode="lr-tb"/>
    </style:style>
    <style:style style:name="Tabelle4" style:family="table">
      <style:table-properties style:width="16.141cm" fo:margin-left="0cm" table:align="left"/>
    </style:style>
    <style:style style:name="Tabelle4.A" style:family="table-column">
      <style:table-column-properties style:column-width="1.3cm"/>
    </style:style>
    <style:style style:name="Tabelle4.B" style:family="table-column">
      <style:table-column-properties style:column-width="14.841cm"/>
    </style:style>
    <style:style style:name="Tabelle4.A1"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Rockwell" fo:font-size="16pt" style:font-size-asian="16pt" style:font-size-complex="16pt"/>
    </style:style>
    <style:style style:name="P3" style:family="paragraph" style:parent-style-name="Standard">
      <style:text-properties fo:font-weight="bold" style:font-weight-asian="bold"/>
    </style:style>
    <style:style style:name="P4" style:family="paragraph" style:parent-style-name="Standard">
      <style:paragraph-properties fo:text-align="start" style:justify-single-word="false"/>
    </style:style>
    <style:style style:name="P5" style:family="paragraph" style:parent-style-name="Fußzeile">
      <style:paragraph-properties fo:text-align="start" style:justify-single-word="false"/>
    </style:style>
    <style:style style:name="P6" style:family="paragraph" style:parent-style-name="Fußzeile">
      <style:paragraph-properties fo:text-align="center" style:justify-single-word="false"/>
      <style:text-properties style:font-name-complex="Arial"/>
    </style:style>
    <style:style style:name="P7" style:family="paragraph" style:parent-style-name="Fußzeile">
      <style:paragraph-properties fo:text-align="end" style:justify-single-word="false"/>
    </style:style>
    <style:style style:name="P8" style:family="paragraph" style:parent-style-name="Fußzeile">
      <style:paragraph-properties fo:text-align="center" style:justify-single-word="false"/>
    </style:style>
    <style:style style:name="P9" style:family="paragraph" style:parent-style-name="Standard">
      <style:paragraph-properties fo:margin-top="0cm" fo:margin-bottom="0.353cm" style:contextual-spacing="false" fo:line-height="115%" fo:text-align="center" style:justify-single-word="false"/>
      <style:text-properties style:font-name="Arial Black" fo:font-size="22pt" fo:font-weight="bold" style:font-size-asian="22pt" style:font-weight-asian="bold" style:font-size-complex="22pt"/>
    </style:style>
    <style:style style:name="P10" style:family="paragraph" style:parent-style-name="Standard">
      <style:paragraph-properties fo:margin-top="0cm" fo:margin-bottom="0.353cm" style:contextual-spacing="false" fo:line-height="115%"/>
    </style:style>
    <style:style style:name="P11" style:family="paragraph" style:parent-style-name="Standard">
      <style:paragraph-properties fo:break-before="page"/>
    </style:style>
    <style:style style:name="P12" style:family="paragraph" style:parent-style-name="Heading_20_1">
      <style:paragraph-properties fo:margin-left="0cm" fo:margin-right="0cm" fo:text-indent="0cm" style:auto-text-indent="false"/>
    </style:style>
    <style:style style:name="P13" style:family="paragraph" style:parent-style-name="Heading_20_1">
      <style:paragraph-properties fo:margin-left="0cm" fo:margin-right="0cm" fo:text-indent="0cm" style:auto-text-indent="false">
        <style:tab-stops>
          <style:tab-stop style:position="-1.27cm"/>
        </style:tab-stops>
      </style:paragraph-properties>
    </style:style>
    <style:style style:name="P14" style:family="paragraph" style:parent-style-name="Überschrift_20_oN_20_1" style:master-page-name="MP0">
      <style:paragraph-properties fo:margin-left="0cm" fo:margin-right="0cm" fo:text-indent="0cm" style:auto-text-indent="false" style:page-number="auto" fo:break-before="page"/>
    </style:style>
    <style:style style:name="P15" style:family="paragraph" style:parent-style-name="Überschrift_20_oN_20_1">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6pt" fo:font-weight="bold" style:font-size-asian="16pt" style:font-weight-asian="bold" style:font-name-complex="Arial" style:font-size-complex="16pt" style:font-weight-complex="bold"/>
    </style:style>
    <style:style style:name="T3" style:family="text">
      <style:text-properties style:font-name-complex="Arial"/>
    </style:style>
    <style:style style:name="T4" style:family="text">
      <style:text-properties style:font-name="Rockwell" fo:font-size="8pt" style:font-size-asian="8pt" style:font-size-complex="8pt"/>
    </style:style>
    <style:style style:name="T5"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Konfiguration der Suche, Teil I</text:p>
      <text:p text:style-name="Standard">Die Konfiguration der Suche werden wir in zwei getrennten Kapiteln behandeln. In diesem Kapitel folgen zunächst Informationen zu den Sucheinstellungen sowie zur Definition sogenannter Suchtypen. Konkrete Einstellungen werden wir dabei nicht durchführen, da dies in hohem Maße von Ihren Anforderungen abhängig ist.</text:p>
      <text:p text:style-name="Standard">Zum Abschluss dieses Kapitels werden wir uns mit Stoppworten befassen. Im nächsten Kapitel folgt der eigentliche Datenimport, bevor wir anschließend die Konfiguration der Suche fortsetzen.</text:p>
      <text:p text:style-name="Standard"/>
      <text:h text:style-name="P13" text:outline-level="1">Sucheinstellungen (Datei &lt;&lt; searches.ini &gt;&gt;)</text:h>
      <text:p text:style-name="Standard">Die Einstellungen in der Datei &lt;&lt; searches.ini &gt;&gt; steuert das Verhalten der Suche innerhalb von VuFind. Neben allgemeinen Einstellungen enthält die Datei Einstellungen für die einfache Suche, die erweiterte Suche und die Suchvorschläge.</text:p>
      <text:p text:style-name="Standard"/>
      <text:p text:style-name="Standard">Die folgende Tabelle listet den jeweiligen Abschnitt der Datei &lt;&lt; searches.ini &gt;&gt; auf.</text:p>
      <table:table table:name="Tabelle3" table:style-name="Tabelle3">
        <table:table-column table:style-name="Tabelle3.A" table:number-columns-repeated="2"/>
        <table:table-row>
          <table:table-cell table:style-name="Tabelle3.A1" office:value-type="string">
            <text:p text:style-name="P3">Einstellung</text:p>
          </table:table-cell>
          <table:table-cell table:style-name="Tabelle3.A1" office:value-type="string">
            <text:p text:style-name="P3">Abschnitt</text:p>
          </table:table-cell>
        </table:table-row>
        <table:table-row>
          <table:table-cell table:style-name="Tabelle3.A1" office:value-type="string">
            <text:p text:style-name="Standard">Allgemeine Einstellungen</text:p>
          </table:table-cell>
          <table:table-cell table:style-name="Tabelle3.A1" office:value-type="string">
            <text:p text:style-name="Standard">[General]</text:p>
          </table:table-cell>
        </table:table-row>
        <table:table-row>
          <table:table-cell table:style-name="Tabelle3.A1" office:value-type="string">
            <text:p text:style-name="Standard">Einfache Suche</text:p>
          </table:table-cell>
          <table:table-cell table:style-name="Tabelle3.A1" office:value-type="string">
            <text:p text:style-name="Standard">[Basic_Searches]</text:p>
          </table:table-cell>
        </table:table-row>
        <table:table-row>
          <table:table-cell table:style-name="Tabelle3.A1" office:value-type="string">
            <text:p text:style-name="Standard">Erweiterte Suche</text:p>
          </table:table-cell>
          <table:table-cell table:style-name="Tabelle3.A1" office:value-type="string">
            <text:p text:style-name="Standard">[Advanced_Searches]</text:p>
          </table:table-cell>
        </table:table-row>
        <table:table-row>
          <table:table-cell table:style-name="Tabelle3.A5" office:value-type="string">
            <text:p text:style-name="P4">Suchvorschläge</text:p>
          </table:table-cell>
          <table:table-cell table:style-name="Tabelle3.A1" office:value-type="string">
            <text:p text:style-name="Standard">[Autocomplete]<text:line-break/>[Autocomplete_Types]</text:p>
          </table:table-cell>
        </table:table-row>
      </table:table>
      <text:p text:style-name="Standard"/>
      <text:p text:style-name="Standard">Zu den allgemeinen Einstellungen gehören unter anderem die Definition des Standardsuchfeldes (AllFields), die Zahl der auf einer Seite der Trefferliste angezeigten Treffer, das Verhalten Suchoperatoren (Boole, Range) und das <text:span text:style-name="Absatz-Standardschriftart"><text:span text:style-name="T5">Search Result Highlighting</text:span></text:span>.</text:p>
      <text:p text:style-name="P11">Sofern Sie sich mit der erweiterten Suche befassen möchten: Innerhalb der Datei <text:line-break/>&lt;&lt; facets.ini &gt;&gt; gibt es einen Abschnitt namens „[<text:span text:style-name="Absatz-Standardschriftart"><text:span text:style-name="T5">Advanced</text:span></text:span>]“. Dort werden die Facetten definiert, welche als Limiter innerhalb der erweiterten Suche angezeigt werden.</text:p>
      <text:p text:style-name="Standard"/>
      <text:h text:style-name="P13" text:outline-level="1">Definition von Suchtypen (Datei &lt;&lt; searchspecs.yaml &gt;&gt;)</text:h>
      <text:p text:style-name="Standard">In der Datei &lt;&lt; searchspecs.yaml &gt;&gt; sind die innerhalb von VuFind verfügbaren Suchtypen definiert. Die Datei befindet sich im zentralen Konfigurationsverzeichnis. Sofern Sie die Definitionen für die Suchtypen anpassen möchten, sollten Sie die Datei in Ihr lokales Konfigurationsverzeichnis kopieren.</text:p>
      <text:p text:style-name="Standard">Eine Sucheingabe im Suchschlitz der Katalogoberfläche von VuFind wird mittels eines Query Parser in eine Suchanfrage an den Suchindex übersetzt. In VuFind werden zwei verschiedene Query Parser verwendet: Der DisMax Query Parser und der Lucene Query Parser.</text:p>
      <text:p text:style-name="Standard">In der Datei &lt;&lt;searchspecs.yaml &gt;&gt; sind Einstellungen für DisMax anhand des Elements „DismaxFields“ erkennbar. Einstellungen für Lucene sind anhand des Elementes „QueryFields“ erkennbar.</text:p>
      <text:p text:style-name="Standard">Einstellbar sind beispielsweise Eigenschaften wie die Gewichtung einzelner Suchfelder und die Unschärfe der Suche.</text:p>
      <text:p text:style-name="Standard"/>
      <text:h text:style-name="P13" text:outline-level="1">Stoppworte</text:h>
      <text:p text:style-name="Standard">Die Stoppwortliste für VuFind befindet sich in der Datei &lt;&lt; stopwords.txt &gt;&gt; im Verzeichnis &lt;&lt; /usr/local/vufind2/solr/biblio/conf/ &gt;&gt;. In einer frisch durchgeführten Installation enthält die Liste Stoppworte in englischer Sprache.</text:p>
      <text:p text:style-name="Standard">Sofern Sie mit Stoppworten in deutscher Sprache arbeiten möchten, sollten Sie in der Stoppwortliste Ihre Stoppworte ergänzen oder die vorhandenen Stoppworte mit Ihren gewünschten ersetzen. Wenn Sie nicht mit einer Stoppwortliste arbeiten möchten, sollten Sie den Inhalt der Stoppwortliste leeren.</text:p>
      <table:table table:name="Tabelle4" table:style-name="Tabelle4">
        <table:table-column table:style-name="Tabelle4.A"/>
        <table:table-column table:style-name="Tabelle4.B"/>
        <text:soft-page-break/>
        <table:table-row>
          <table:table-cell table:style-name="Tabelle4.A1" office:value-type="string">
            <text:p text:style-name="P9">!!!</text:p>
          </table:table-cell>
          <table:table-cell table:style-name="Tabelle4.A1" office:value-type="string">
            <text:p text:style-name="P10">Sie sollten die Datei &lt;&lt; stopwords.txt &gt;&gt; nicht umbenennen oder löschen. Ohne diese Datei funktioniert der Suchindex von VuFind nicht.</text:p>
          </table:table-cell>
        </table:table-row>
      </table:table>
      <text:p text:style-name="Standard">Nach einer Bearbeitung der Stoppwortliste ist eine erneute Indexierung aller im Index vorhandenen Datensätze erforderlich. Im Tutorial werden wir ohne Stoppworte arbeiten und haben daher bisher nur mit den Daten aus dem Testimport gearbeitet.</text:p>
      <text:p text:style-name="Standard"/>
      <text:p text:style-name="Standard">Öffnen Sie die Datei &lt;&lt; stopwords.txt &gt;&gt;, entfernen Sie alle darin enthaltenen Einträge und speichern Sie die Datei ab.</text:p>
      <text:p text:style-name="Standard"/>
      <text:h text:style-name="P12" text:outline-level="1">Sicherungspunkt</text:h>
      <text:p text:style-name="Standard">Fahren Sie Xubuntu herunter und setzen Sie in VirtualBox einen Sicherungspunkt namens „Konfiguration abgeschlossen, bereit für Datenimport“.</text:p>
      <text:p text:style-name="Standard"/>
      <text:p text:style-name="P15">Nächstes Kapitel</text:p>
      <text:p text:style-name="Standard">Datenimport MARC21 MARCXML</text:p>
      <text:p text:style-name="Standard"/>
      <text:p text:style-name="P15">Quellen</text:p>
      <text:p text:style-name="Literaturangabe">Search Customization. VuFind Documentation. https://vufind.org/wiki/searches_<text:line-break/>customizing_tuning_adding</text:p>
      <text:p text:style-name="Literaturangabe">Stop Words and Synonyms. VuFind Documentation. https://vufind.org/wiki/stop_<text:line-break/>words_and_synony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hyphenation-ladder-count="no-limi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_20_2" style:next-style-name="Standard" style:default-outline-level="1" style:class="text">
      <style:paragraph-properties fo:margin-left="1.27cm" fo:margin-right="0cm" fo:hyphenation-ladder-count="no-limit" fo:text-indent="0cm" style:auto-text-indent="false">
        <style:tab-stops>
          <style:tab-stop style:position="-1.27cm"/>
        </style:tab-stops>
      </style:paragraph-properties>
      <style:text-properties style:font-size-complex="16pt" style:font-weight-complex="bold" fo:hyphenate="false"/>
    </style:style>
    <style:style style:name="Heading_20_2" style:display-name="Heading 2" style:family="paragraph" style:parent-style-name="Heading_20_3" style:next-style-name="Standard" style:default-outline-level="2" style:class="text">
      <style:paragraph-properties fo:margin-left="1.27cm" fo:margin-right="0cm" fo:hyphenation-ladder-count="no-limit" fo:text-indent="-1.27cm" style:auto-text-indent="false">
        <style:tab-stops>
          <style:tab-stop style:position="-0.635cm"/>
        </style:tab-stops>
      </style:paragraph-properties>
      <style:text-properties fo:font-size="14pt" style:font-size-asian="14pt" style:font-size-complex="14pt" style:font-style-complex="italic" style:font-weight-complex="normal" fo:hyphenate="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align="start" style:justify-single-word="false" fo:keep-together="always" fo:hyphenation-ladder-count="no-limit" fo:text-indent="-1.27cm" style:auto-text-indent="false" fo:keep-with-next="always">
        <style:tab-stops>
          <style:tab-stop style:position="0cm"/>
        </style:tab-stops>
      </style:paragraph-propertie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071cm" fo:margin-bottom="0.282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Abbildungsverzeichnis" style:family="paragraph" style:parent-style-name="Standard" style:next-style-name="Standard">
      <style:paragraph-properties fo:text-align="start" style:justify-single-word="false" fo:hyphenation-ladder-count="no-limit"/>
      <style:text-properties style:font-name="Calibri" fo:font-family="Calibri" style:font-family-generic="swiss" style:font-pitch="variable" fo:font-size="10pt" fo:font-style="italic" style:font-size-asian="10pt" style:font-style-asian="italic" style:font-size-complex="10pt" style:font-style-complex="italic" fo:hyphenate="false"/>
    </style:style>
    <style:style style:name="Aufzaehlung"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margin-top="0.212cm" fo:margin-bottom="0.212cm" style:contextual-spacing="false" fo:line-height="100%" fo:text-align="center" style:justify-single-word="false" fo:hyphenation-ladder-count="no-limit"/>
      <style:text-properties fo:font-size="10pt" fo:font-weight="bold" style:font-size-asian="10pt" style:font-weight-asian="bold" style:font-size-complex="10pt" style:font-weight-complex="bold" fo:hyphenate="false"/>
    </style:style>
    <style:style style:name="Einleitungsspruch" style:family="paragraph" style:parent-style-name="Standard">
      <style:paragraph-properties fo:margin-left="7.35cm" fo:margin-right="0cm" fo:line-height="100%"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212cm" style:contextual-spacing="false" fo:hyphenation-ladder-count="no-limit"/>
      <style:text-properties fo:font-size="10pt" style:font-size-asian="10pt" style:font-size-complex="10pt" fo:hyphenate="false"/>
    </style:style>
    <style:style style:name="Gedanken" style:family="paragraph" style:next-style-name="Standard">
      <style:paragraph-properties fo:margin-top="0cm" fo:margin-bottom="0cm" style:contextual-spacing="false" fo:line-height="15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text:display="none" fo:hyphenate="false"/>
    </style:style>
    <style:style style:name="Gedanken_20_fett" style:display-name="Gedanken fett" style:family="paragraph" style:parent-style-name="Gedanken" style:next-style-name="Standard">
      <style:paragraph-properties fo:hyphenation-ladder-count="no-limit"/>
      <style:text-properties fo:font-weight="bold" style:font-weight-asian="bold" fo:hyphenate="false"/>
    </style:style>
    <style:style style:name="Inhaltsverzeichnisüberschrift" style:family="paragraph" style:parent-style-name="Heading_20_1" style:next-style-name="Standard" style:default-outline-level="" style:list-style-name="">
      <style:paragraph-properties fo:margin-top="0cm" fo:margin-bottom="0cm" style:contextual-spacing="false" fo:line-height="107%" fo:hyphenation-ladder-count="no-limit"/>
      <style:text-properties fo:color="#2e74b5" style:font-name="Calibri Light" fo:font-family="'Calibri Light'"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tyle-complex="normal" style:font-weight-complex="normal"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teraturangabe" style:family="paragraph" style:parent-style-name="Standard">
      <style:paragraph-properties fo:margin-top="0.423cm" fo:margin-bottom="0.212cm" style:contextual-spacing="false" fo:text-align="start" style:justify-single-word="false" fo:keep-together="always" fo:hyphenation-ladder-count="no-limit"/>
      <style:text-properties style:font-weight-complex="bold" fo:hyphenate="false"/>
    </style:style>
    <style:style style:name="Literaturkuerzel" style:family="paragraph" style:parent-style-name="Literaturangabe" style:next-style-name="Literaturangabe">
      <style:paragraph-properties fo:margin-top="0.212cm" fo:margin-bottom="0cm" style:contextual-spacing="false" fo:text-align="justify" style:justify-single-word="false" fo:hyphenation-ladder-count="no-limit" fo:keep-with-next="always"/>
      <style:text-properties fo:font-weight="bold" style:font-weight-asian="bold" style:font-weight-complex="normal" fo:hyphenate="false"/>
    </style:style>
    <style:style style:name="Sprechblasentext" style:family="paragraph" style:parent-style-name="Standard">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Standard_20__28_Web_29_" style:display-name="Standard (Web)" style:family="paragraph" style:parent-style-name="Standard">
      <style:paragraph-properties fo:margin-top="0.176cm" fo:margin-bottom="0.176cm" style:contextual-spacing="false" fo:line-height="100%" fo:text-align="start" style:justify-single-word="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Tabelleninhalt" style:family="paragraph" style:parent-style-name="Standard">
      <style:paragraph-properties fo:text-align="start" style:justify-single-word="false" fo:hyphenation-ladder-count="no-limit"/>
      <style:text-properties fo:hyphenate="false"/>
    </style:style>
    <style:style style:name="Überschrift_20_oN_20_1" style:display-name="Überschrift oN 1" style:family="paragraph" style:parent-style-name="Heading_20_1" style:next-style-name="Standard" style:default-outline-level="1" style:list-style-name="">
      <style:paragraph-properties fo:hyphenation-ladder-count="no-limit"/>
      <style:text-properties fo:hyphenate="false"/>
    </style:style>
    <style:style style:name="Überschrift_20_oN_20_2" style:display-name="Überschrift oN 2" style:family="paragraph" style:parent-style-name="Heading_20_2" style:default-outline-level="" style:list-style-name="">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212cm" fo:margin-bottom="0.282cm" style:contextual-spacing="false" fo:text-align="start" style:justify-single-word="false" fo:hyphenation-ladder-count="no-limit"/>
      <style:text-properties style:font-name="Calibri" fo:font-family="Calibri" style:font-family-generic="swiss" style:font-pitch="variable" fo:font-style="italic" fo:font-weight="bold" style:font-style-asian="italic" style:font-weight-asian="bold" style:font-style-complex="italic" style:font-weight-complex="bold" fo:hyphenate="false"/>
    </style:style>
    <style:style style:name="Verzeichnis_20_2" style:display-name="Verzeichnis 2" style:family="paragraph" style:parent-style-name="Standard" style:next-style-name="Standard" style:auto-update="true">
      <style:paragraph-properties fo:margin-left="0.423cm" fo:margin-right="0cm" fo:margin-top="0.212cm" fo:margin-bottom="0.282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Verzeichnis_20_3" style:display-name="Verzeichnis 3" style:family="paragraph" style:parent-style-name="Standard" style:next-style-name="Standard" style:auto-update="true">
      <style:paragraph-properties fo:margin-left="0.84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1.2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1.69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2.11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2.54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2.96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3.38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Quotations" style:family="paragraph" style:parent-style-name="Standard" style:next-style-name="Standard" style:class="html">
      <style:paragraph-properties fo:margin-left="0.501cm" fo:margin-right="0.501cm" fo:margin-top="0cm" fo:margin-bottom="0.212cm" style:contextual-spacing="false" fo:line-height="100%" fo:hyphenation-ladder-count="no-limit" fo:text-indent="0cm" style:auto-text-indent="false">
        <style:tab-stops/>
      </style:paragraph-properties>
      <style:text-properties fo:font-size="11pt" style:font-size-asian="11pt" fo:hyphenate="false"/>
    </style:style>
    <style:style style:name="Terminal" style:family="paragraph" style:parent-style-name="Standard" style:next-style-name="Standard">
      <style:paragraph-properties fo:margin-top="0cm" fo:margin-bottom="0.212cm" style:contextual-spacing="false" fo:text-align="start" style:justify-single-word="false"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language-asian="de" style:country-asian="DE" style:font-weight-asian="bold" style:font-name-complex="Arial" style:font-family-complex="Arial" style:font-family-generic-complex="swiss" style:font-pitch-complex="variable" style:font-size-complex="13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4pt" style:font-style-complex="italic"/>
    </style:style>
    <style:style style:name="Überschrift_20_1_20_Zchn" style:display-name="Überschrift 1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6pt" style:font-style-complex="italic" style:font-weight-complex="bold"/>
    </style:style>
    <style:style style:name="Kopfzeile_20_Zchn" style:display-name="Kopfzeile Zchn"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Platzhaltertext" style:family="text" style:parent-style-name="Absatz-Standardschriftart">
      <style:text-properties fo:color="#808080"/>
    </style:style>
    <style:style style:name="Fett"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Footnote_20_Symbol" style:display-name="Footnote Symbol" style:family="text" style:parent-style-name="Absatz-Standardschriftart">
      <style:text-properties style:text-position="super 64%"/>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Kommentarthema_20_Zchn" style:display-name="Kommentarthema Zchn" style:family="text" style:parent-style-name="Kommentartext_20_Zchn">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font-size-complex="10pt" style:font-weight-complex="bold"/>
    </style:style>
    <style:style style:name="Kommentarzeichen" style:family="text" style:parent-style-name="Absatz-Standardschriftart">
      <style:text-properties fo:font-size="8pt" style:font-size-asian="8pt" style:font-size-complex="8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de" style:country-asian="DE" style:font-name-complex="Segoe UI" style:font-family-complex="'Segoe UI'" style:font-family-generic-complex="swiss" style:font-pitch-complex="variable" style:font-size-complex="9pt"/>
    </style:style>
    <style:style style:name="Zitat_20_Zchn" style:display-name="Zitat Zchn" style:family="text" style:parent-style-name="Absatz-Standardschriftart">
      <style:text-properties style:font-name="Arial" fo:font-family="Arial" style:font-family-generic="swiss"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de" style:country-asian="DE" style:font-style-asian="italic"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0.762cm" fo:margin-left="0.127cm"/>
        </style:list-level-properties>
      </text:outline-level-style>
      <text:outline-level-style text:level="3"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1.737cm" fo:margin-left="0cm" table:align="left"/>
    </style:style>
    <style:style style:name="Tabelle1.A" style:family="table-column">
      <style:table-column-properties style:column-width="11.737cm"/>
    </style:style>
    <style:style style:name="Tabelle1.A1" style:family="table-cell">
      <style:table-cell-properties fo:padding-left="0.191cm" fo:padding-right="0.191cm" fo:padding-top="0cm" fo:padding-bottom="0cm" fo:border="none" style:writing-mode="lr-tb"/>
    </style:style>
    <style:style style:name="Tabelle2" style:family="table">
      <style:table-properties style:width="15.981cm" fo:margin-left="0cm" table:align="left"/>
    </style:style>
    <style:style style:name="Tabelle2.A" style:family="table-column">
      <style:table-column-properties style:column-width="5.327cm"/>
    </style:style>
    <style:style style:name="Tabelle2.A1" style:family="table-cell">
      <style:table-cell-properties fo:padding-left="0.191cm" fo:padding-right="0.191cm" fo:padding-top="0cm" fo:padding-bottom="0cm" fo:border="none" style:writing-mode="lr-tb"/>
    </style:style>
    <style:style style:name="Tabelle2.A2"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Rockwell" fo:font-size="16pt" style:font-size-asian="16pt" style:font-size-complex="16pt"/>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text-properties style:font-name-complex="Arial"/>
    </style:style>
    <style:style style:name="MP5" style:family="paragraph" style:parent-style-name="Footer">
      <style:paragraph-properties fo:text-align="end" style:justify-single-word="false"/>
    </style:style>
    <style:style style:name="MP6"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name-complex="Arial" style:font-size-complex="16pt" style:font-weight-complex="bold"/>
    </style:style>
    <style:style style:name="MT2" style:family="text">
      <style:text-properties style:font-name-complex="Arial"/>
    </style:style>
    <style:style style:name="MT3" style:family="text">
      <style:text-properties fo:font-size="14pt" fo:font-weight="bold" style:font-size-asian="14pt" style:font-weight-asian="bold" style:font-size-complex="14pt" style:font-weight-complex="bold"/>
    </style:style>
    <style:style style:name="MT4" style:family="text">
      <style:text-properties style:font-name="Rockwell" fo:font-size="8pt" style:font-size-asian="8pt" style:font-size-complex="8pt"/>
    </style:style>
    <style:style style:name="Mfr1"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draw:frame draw:style-name="Mfr1" draw:name="Grafik 3" text:anchor-type="paragraph" svg:x="-1.501cm" svg:y="1.371cm" svg:width="4.5cm" style:rel-width="scale" svg:height="1.72cm" style:rel-height="scale" draw:z-index="5"><draw:image xlink:href="Pictures/10000201000000AA000000419AFAB793.png" xlink:type="simple" xlink:show="embed" xlink:actuate="onLoad"/></draw:frame><draw:frame draw:style-name="Mfr2" draw:name="Grafik 4" text:anchor-type="paragraph" svg:y="1.371cm" svg:width="1.69cm" style:rel-width="scale" svg:height="1.69cm" style:rel-height="scale" draw:z-index="8"><draw:image xlink:href="Pictures/1000020100000064000000647B65EA75.png" xlink:type="simple" xlink:show="embed" xlink:actuate="onLoad"/></draw:frame><draw:connector text:anchor-type="paragraph" draw:z-index="14" draw:name="Gerader Verbinder 21" draw:style-name="Mgr1" draw:type="line" svg:x1="-2.5cm" svg:y1="0.399cm" svg:x2="18.498cm" svg:y2="0.3cm" svg:d="M-2501 399l20999-99" svg:viewBox="0 0 21001 101"><text:p/></draw:connector><draw:frame draw:style-name="Mfr3" draw:name="Textfeld 2" text:anchor-type="paragraph" svg:x="3.23cm" svg:y="0.75cm" svg:width="12.539cm" style:rel-width="scale" svg:height="2.96cm" style:rel-height="scale" draw:z-index="11"><draw:text-box><table:table table:name="Tabelle1" table:style-name="Tabelle1"><table:table-column table:style-name="Tabelle1.A"/><table:table-row><table:table-cell table:style-name="Tabelle1.A1" office:value-type="string"><text:p text:style-name="MP1"><text:span text:style-name="Absatz-Standardschriftart"><text:span text:style-name="MT1">Inbetriebnahme einer lokal installierten Demoversion von VuFind</text:span></text:span></text:p></table:table-cell></table:table-row><table:table-row><table:table-cell table:style-name="Tabelle1.A1" office:value-type="string"><text:p text:style-name="MP1"><text:span text:style-name="Absatz-Standardschriftart"><text:span text:style-name="MT2"><text:title>Konfiguration der Suche, Teil I</text:title></text:span></text:span></text:p></table:table-cell></table:table-row></table:table><text:p text:style-name="MP2"/></draw:text-box></draw:frame><text:span text:style-name="Absatz-Standardschriftart"><text:span text:style-name="MT3"/></text:span></text:p>
      </style:header>
      <style:footer>
        <table:table table:name="Tabelle2" table:style-name="Tabelle2">
          <table:table-column table:style-name="Tabelle2.A" table:number-columns-repeated="3"/>
          <table:table-row>
            <table:table-cell table:style-name="Tabelle2.A1" office:value-type="string">
              <text:p text:style-name="MP3"><text:span text:style-name="Absatz-Standardschriftart"><text:span text:style-name="MT2"><text:initial-creator>Stefan Niesner</text:initial-creator></text:span></text:span></text:p>
            </table:table-cell>
            <table:table-cell table:style-name="Tabelle2.A1" office:value-type="string">
              <text:p text:style-name="MP4">Stand: 08. Juli .2015</text:p>
            </table:table-cell>
            <table:table-cell table:style-name="Tabelle2.A1" office:value-type="string">
              <text:p text:style-name="MP5"><text:span text:style-name="Absatz-Standardschriftart"><text:span text:style-name="MT2"><text:page-number style:num-format="1" text:select-page="current">3</text:page-number></text:span></text:span></text:p>
            </table:table-cell>
          </table:table-row>
          <table:table-row>
            <table:table-cell table:style-name="Tabelle2.A2" table:number-columns-spanned="3" office:value-type="string">
              <text:p text:style-name="MP6"><text:span text:style-name="Absatz-Standardschriftart"><text:span text:style-name="MT4"><draw:a xlink:type="simple" xlink:href="http://creativecommons.org/licenses/by-sa/4.0/"><draw:frame draw:style-name="Mfr4" draw:name="HTTP://CREATIVECOMMONS.ORG/LICENSES/BY-SA/4.0/" text:anchor-type="as-char" svg:y="0cm" svg:width="2.117cm" style:rel-width="scale" svg:height="0.397cm" style:rel-height="scale" draw:z-index="2"><draw:image xlink:href="Pictures/10000000000000500000000FE68985E2.png" xlink:type="simple" xlink:show="embed" xlink:actuate="onLoad"/></draw:frame></draw:a></text:span></text:span></text:p>
            </table:table-cell>
            <table:covered-table-cell/>
            <table:covered-table-cell/>
          </table:table-row>
        </table:table>
        <text:p text:style-name="MP3"><draw:connector text:anchor-type="paragraph" draw:z-index="17" draw:name="Gerader Verbinder 1" draw:style-name="Mgr1" draw:type="line" svg:x1="-2.5cm" svg:y1="-1.4cm" svg:x2="18.498cm" svg:y2="-1.498cm" svg:d="M-2501-1401l20999-98" svg:viewBox="0 0 21001 101"><text:p/></draw:connec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Konfiguration der Suche, Teil I</dc:title>
    <dc:description/>
    <dc:subject/>
    <meta:initial-creator>Stefan Niesner</meta:initial-creator>
    <meta:creation-date>2016-02-26T09:43:00Z</meta:creation-date>
    <dc:date>2016-02-27T11:27:10.067386045</dc:date>
    <meta:print-date>2016-02-26T09:43:00Z</meta:print-date>
    <meta:editing-cycles>3</meta:editing-cycles>
    <meta:editing-duration>P0D</meta:editing-duration>
    <meta:document-statistic meta:table-count="4" meta:image-count="3" meta:object-count="0" meta:page-count="3" meta:paragraph-count="43" meta:word-count="529" meta:character-count="4045" meta:non-whitespace-character-count="3561"/>
    <meta:template xlink:type="simple" xlink:actuate="onRequest" xlink:title="" xlink:href="VuFind-Tutorial.dotx"/>
  </office:meta>
</office:document-meta>
</file>